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5:34:13.8833381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1T15:34:28.830533467</dc:date>
    <meta:editing-cycles>197</meta:editing-cycles>
    <meta:editing-duration>P5DT1H48M58S</meta:editing-duration>
    <meta:generator>LibreOffice/7.0.6.2$Linux_X86_64 LibreOffice_project/00$Build-2</meta:generator>
    <meta:document-statistic meta:table-count="1" meta:cell-count="3999" meta:object-count="0"/>
  </office:meta>
</office:document-meta>
</file>